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156d" officeooo:paragraph-rsid="0012156d"/>
    </style:style>
    <style:style style:name="P2" style:family="paragraph" style:parent-style-name="Standard">
      <style:text-properties officeooo:rsid="0012156d" officeooo:paragraph-rsid="0017e2ef"/>
    </style:style>
    <style:style style:name="P3" style:family="paragraph" style:parent-style-name="Standard">
      <style:text-properties officeooo:rsid="0012663f" officeooo:paragraph-rsid="0012663f"/>
    </style:style>
    <style:style style:name="P4" style:family="paragraph" style:parent-style-name="Standard">
      <style:text-properties officeooo:paragraph-rsid="0012c97d"/>
    </style:style>
    <style:style style:name="P5" style:family="paragraph" style:parent-style-name="Standard">
      <style:text-properties officeooo:rsid="0015bf7b" officeooo:paragraph-rsid="0015bf7b"/>
    </style:style>
    <style:style style:name="P6" style:family="paragraph" style:parent-style-name="Standard">
      <style:text-properties officeooo:rsid="0012c97d" officeooo:paragraph-rsid="0012c97d"/>
    </style:style>
    <style:style style:name="P7" style:family="paragraph" style:parent-style-name="Standard">
      <style:text-properties officeooo:rsid="0015d9ad" officeooo:paragraph-rsid="00170da4"/>
    </style:style>
    <style:style style:name="P8" style:family="paragraph" style:parent-style-name="Standard">
      <style:text-properties officeooo:rsid="001badb6" officeooo:paragraph-rsid="00170da4"/>
    </style:style>
    <style:style style:name="P9" style:family="paragraph" style:parent-style-name="Standard">
      <style:text-properties officeooo:rsid="0017e2ef" officeooo:paragraph-rsid="0017e2ef"/>
    </style:style>
    <style:style style:name="P10" style:family="paragraph" style:parent-style-name="Standard">
      <style:text-properties officeooo:rsid="00193b85" officeooo:paragraph-rsid="00193b85"/>
    </style:style>
    <style:style style:name="T1" style:family="text">
      <style:text-properties officeooo:rsid="0012663f"/>
    </style:style>
    <style:style style:name="T2" style:family="text">
      <style:text-properties officeooo:rsid="0014636f"/>
    </style:style>
    <style:style style:name="T3" style:family="text">
      <style:text-properties officeooo:rsid="00170da4"/>
    </style:style>
    <style:style style:name="T4" style:family="text">
      <style:text-properties officeooo:rsid="0017e2ef"/>
    </style:style>
    <style:style style:name="T5" style:family="text">
      <style:text-properties officeooo:rsid="00185563"/>
    </style:style>
    <style:style style:name="T6" style:family="text">
      <style:text-properties officeooo:rsid="001b2ad9"/>
    </style:style>
    <style:style style:name="T7" style:family="text">
      <style:text-properties officeooo:rsid="001ca0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utores: Alberto Ibáñez</text:p>
      <text:p text:style-name="P8">Fecha de última modificación: <text:span text:style-name="T3">22</text:span>-4-2015</text:p>
      <text:p text:style-name="P8">Versión: 1.0</text:p>
      <text:p text:style-name="P7"/>
      <text:p text:style-name="P1"/>
      <text:p text:style-name="P1">Diseño del protocolo de comunicación entre el nodo central y las balizas. Los paquetes que se van a <text:s/>a mandar el nodo central y las balizas via cable UART/USB (posteriormente vía medio inalámbrico) van a tener la siguiente forma:</text:p>
      <text:p text:style-name="P1"/>
      <text:p text:style-name="P1">- 4 bytes de cabecera que identifica <text:span text:style-name="T1">la llegada de un nuevo paquete.</text:span> <text:span text:style-name="T1">Tendrá</text:span> los valores: “@LSE”</text:p>
      <text:p text:style-name="P2">- 2 bytes con la dirección del destinatario del paquete: <text:span text:style-name="T2">ej. </text:span>“0x0<text:span text:style-name="T6">00</text:span>1”. Se va a reservar la direcciones “0x<text:span text:style-name="T6">FF</text:span>F0” – “0x<text:span text:style-name="T6">FF</text:span>FF” para casos especiales. Por ejemplo se podr<text:span text:style-name="T5">ía </text:span>querer utilizar en un futuro que el nodo <text:span text:style-name="T1">central </text:span>envie un paquete cuyo destinatario sean todas las balizas (“broadcasting”). <text:span text:style-name="T5">Como inicialmente el nodo central no sabe la dirección de las balizas, el paquete de identificación se deberá enviar a la direción 0x00</text:span>. <text:span text:style-name="T4">(*)</text:span> </text:p>
      <text:p text:style-name="P1">- 2 bytes con la dirección del remitente del paquete.</text:p>
      <text:p text:style-name="P1">- 2 bytes con el número de paquete. Este campo será util a la hora de tener que responder mensajes o tan solo para enviar la confirmación del paquete. <text:span text:style-name="T6">Cuando llegue al “0xFFFF” vuelve a empezar desde “0x0000”.</text:span></text:p>
      <text:p text:style-name="P1">- 2 byte de tipo de paquete: petición de identificador de baliza, petición de datos de los drones que han pasado por las balizas, ACK <text:span text:style-name="T1">o NACK </text:span>de un determinado paquete, <text:span text:style-name="T1">etc</text:span>.</text:p>
      <text:p text:style-name="P1">- 2 byte opciones futuras. Si en un futuro se quiere indicar condiciones de error, si se implementa CRC y otro tipo de opciones irán en estos bytes. Por ahora se dejarán en blanco.</text:p>
      <text:p text:style-name="P1">- 2 bytes de datos longitud de paquete. Esta campo será util a la hora de tener que procesar el paquete debido a que la longitud del paquete puede ser variable. <text:span text:style-name="T1">En teoría se pueden enviar hasta 65535 bytes de datos. En un futuro se podrá limitar esta cantidad por software.</text:span></text:p>
      <text:p text:style-name="P1">- XX<text:span text:style-name="T6">XX</text:span> bytes de datos. <text:span text:style-name="T1">Aún no se ha definido la estructura de los datos, pero para facilitar el procesamiento de los mismo podría ser conveniente que el formato de los datos estuviese en JSON, ya que existen librerías con las que se puede “parsear” fácilmente la información y luego operar con ella.</text:span></text:p>
      <text:p text:style-name="P1"/>
      <text:p text:style-name="P3">Longitud mínima del paquete: 16 bytes.</text:p>
      <text:p text:style-name="P3">Longitud máxima <text:span text:style-name="T7">teórica </text:span>del paquete: 65551 bytes. <text:span text:style-name="T7">Se ha limitado a 4096 bytes.</text:span></text:p>
      <text:p text:style-name="P3"/>
      <text:p text:style-name="P5">La estructura del protocolo se ha definido request-reply. Es decir el nodo central envía una serie de peticiones a la baliza y esta contesta. También la baliza podrá envia unos paquetes especiales que se enviarán sin un reply previo. Por ejemplo si tiene que enviar la información de que un nuevo drone ha pasado por la baliza, la baliza enviará un paquete con esa información sin que el nodo central halla enviado una petición previamente.</text:p>
      <text:p text:style-name="P3"/>
      <text:p text:style-name="P6">Para finalizar la definición del protocolo quedaría entonces saber que “tipos” de paquetes van a existir y como van a ser los datos del campo “datos”. Por ahora se considerará el campo opciones futuras con el valor “0x00”. </text:p>
      <text:p text:style-name="P4"/>
      <text:p text:style-name="P5">Hay que ser conscientes de que los paquetes request-reply deberán tener un timeout adecuado. Es decir, si el nodo central envía un request y tras un tiempo no recibe respuesta volver a enviar el paquete. Si esto sucede varias veces puede ser indicio de que hay un problema con la red o con la baliza.</text:p>
      <text:p text:style-name="P5"/>
      <text:p text:style-name="P9">(*) Nota: Las balizas a las que les llegue un paquete de identificación con la dirección de destinatario 0x<text:span text:style-name="T6">00</text:span>00 deberán enviar su ID, a su vez la baliza deberá aprender la dirección del nodo central, para que en caso de que hubiese otros nodos centrales de otros setups muy próximos, no <text:soft-page-break/>conteste a esos nodos centrales. (Por tanto el primer estado de la FSM de las balizas será uno de identificación.) Es importante que la llegada del paquete al nodo central sea reconocida por éste (ACK) para que la baliza sea consciente de que ha sido registrada por ese nodo central. <text:span text:style-name="T5">Las direcciones de las balizas y los nodos centrales serán únicas, como una MAC. Es decir, cada dispositivo físico tendra una dirección única que nosotros asignaremos. </text:span></text:p>
      <text:p text:style-name="P9"/>
      <text:p text:style-name="P10">La ordenación de los bytes va a ser “Big-Endi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2T12:49:30.035776091</meta:creation-date>
    <dc:date>2015-04-23T10:11:21.497462165</dc:date>
    <meta:editing-duration>PT1H5M54S</meta:editing-duration>
    <meta:editing-cycles>11</meta:editing-cycles>
    <meta:generator>LibreOffice/4.2.7.2$Linux_X86_64 LibreOffice_project/420m0$Build-2</meta:generator>
    <meta:document-statistic meta:table-count="0" meta:image-count="0" meta:object-count="0" meta:page-count="2" meta:paragraph-count="19" meta:word-count="677" meta:character-count="3884" meta:non-whitespace-character-count="3221"/>
  </office:meta>
</office:document-meta>
</file>